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antidad de request de la página</text:p>
      <text:p text:style-name="Standard"/>
      <text:p text:style-name="Standard"><text:a xlink:type="simple" xlink:href="http://www.google.com/">www.google.com</text:a> <text:s text:c="3"/>= 13 peticiones</text:p>
      <text:p text:style-name="Standard"/>
      <text:p text:style-name="Standard"><text:a xlink:type="simple" xlink:href="http://www.unq.edu.ar/">www.unq.edu.ar</text:a> <text:s text:c="3"/>= 82 peticiones</text:p>
      <text:p text:style-name="Standard"><text:a xlink:type="simple" xlink:href="http://www.facebook.com/"/></text:p>
      <text:p text:style-name="Standard">Nombre de los parámetros del formulario</text:p>
      <text:p text:style-name="Standard"/>
      <text:p text:style-name="Standard"><text:a xlink:type="simple" xlink:href="http://www.facebook.com/">www.facebook.com</text:a> </text:p>
      <text:p text:style-name="Standard"/>
      <text:p text:style-name="Standard">friend_browser[0]...[9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2-10-07T17:08:06</meta:creation-date>
    <dc:date>2012-10-08T19:22:14</dc:date>
    <dc:creator>griselda </dc:creator>
    <meta:editing-duration>PT5M32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6" meta:word-count="22" meta:character-count="177" meta:non-whitespace-character-count="154"/>
  </office:meta>
</office:document-meta>
</file>